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20.72mm" svg:y="5.25mm">
            <draw:object draw:notify-on-update-of-ranges="Sheet1.B3:Sheet1.B3 Sheet1.B4:Sheet1.B90 Sheet1.D3:Sheet1.D3 Sheet1.D4:Sheet1.D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formula="of:=[.B4]*[.C4]/([.B4]+[.C4])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[.B5]*[.C5]/([.B5]+[.C5])" office:value-type="float" office:value="476.190476190476" calcext:value-type="float">
            <text:p>476.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[.B6]*[.C6]/([.B6]+[.C6])" office:value-type="float" office:value="909.090909090909" calcext:value-type="float">
            <text:p>909.1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formula="of:=[.B7]*[.C7]/([.B7]+[.C7])" office:value-type="float" office:value="1304.34782608696" calcext:value-type="float">
            <text:p>1304.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formula="of:=[.B8]*[.C8]/([.B8]+[.C8])" office:value-type="float" office:value="1666.66666666667" calcext:value-type="float">
            <text:p>1666.7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table:formula="of:=[.B9]*[.C9]/([.B9]+[.C9])" office:value-type="float" office:value="2000" calcext:value-type="float">
            <text:p>2000.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formula="of:=[.B10]*[.C10]/([.B10]+[.C10])" office:value-type="float" office:value="2307.69230769231" calcext:value-type="float">
            <text:p>2307.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10000" calcext:value-type="float">
            <text:p>10000</text:p>
          </table:table-cell>
          <table:table-cell table:formula="of:=[.B11]*[.C11]/([.B11]+[.C11])" office:value-type="float" office:value="2592.59259259259" calcext:value-type="float">
            <text:p>2592.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B12]*[.C12]/([.B12]+[.C12])" office:value-type="float" office:value="2857.14285714286" calcext:value-type="float">
            <text:p>2857.1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0000" calcext:value-type="float">
            <text:p>10000</text:p>
          </table:table-cell>
          <table:table-cell table:formula="of:=[.B13]*[.C13]/([.B13]+[.C13])" office:value-type="float" office:value="3103.44827586207" calcext:value-type="float">
            <text:p>3103.4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[.B14]*[.C14]/([.B14]+[.C14])" office:value-type="float" office:value="3333.33333333333" calcext:value-type="float">
            <text:p>3333.3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10000" calcext:value-type="float">
            <text:p>10000</text:p>
          </table:table-cell>
          <table:table-cell table:formula="of:=[.B15]*[.C15]/([.B15]+[.C15])" office:value-type="float" office:value="3548.38709677419" calcext:value-type="float">
            <text:p>3548.4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formula="of:=[.B16]*[.C16]/([.B16]+[.C16])" office:value-type="float" office:value="3750" calcext:value-type="float">
            <text:p>3750.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10000" calcext:value-type="float">
            <text:p>10000</text:p>
          </table:table-cell>
          <table:table-cell table:formula="of:=[.B17]*[.C17]/([.B17]+[.C17])" office:value-type="float" office:value="3939.39393939394" calcext:value-type="float">
            <text:p>3939.4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formula="of:=[.B18]*[.C18]/([.B18]+[.C18])" office:value-type="float" office:value="4117.64705882353" calcext:value-type="float">
            <text:p>4117.6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formula="of:=[.B19]*[.C19]/([.B19]+[.C19])" office:value-type="float" office:value="4285.71428571429" calcext:value-type="float">
            <text:p>4285.7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[.B20]*[.C20]/([.B20]+[.C20])" office:value-type="float" office:value="4444.44444444444" calcext:value-type="float">
            <text:p>4444.4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10000" calcext:value-type="float">
            <text:p>10000</text:p>
          </table:table-cell>
          <table:table-cell table:formula="of:=[.B21]*[.C21]/([.B21]+[.C21])" office:value-type="float" office:value="4594.5945945946" calcext:value-type="float">
            <text:p>4594.6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[.B22]*[.C22]/([.B22]+[.C22])" office:value-type="float" office:value="4736.84210526316" calcext:value-type="float">
            <text:p>4736.8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10000" calcext:value-type="float">
            <text:p>10000</text:p>
          </table:table-cell>
          <table:table-cell table:formula="of:=[.B23]*[.C23]/([.B23]+[.C23])" office:value-type="float" office:value="4871.79487179487" calcext:value-type="float">
            <text:p>4871.8</text:p>
          </table:table-cell>
        </table:table-row>
        <table:table-row table:style-name="ro1"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[.B24]*[.C24]/([.B24]+[.C24])" office:value-type="float" office:value="5000" calcext:value-type="float">
            <text:p>5000.0</text:p>
          </table:table-cell>
        </table:table-row>
        <table:table-row table:style-name="ro1">
          <table:table-cell/>
          <table:table-cell office:value-type="float" office:value="10500" calcext:value-type="float">
            <text:p>10500</text:p>
          </table:table-cell>
          <table:table-cell office:value-type="float" office:value="10000" calcext:value-type="float">
            <text:p>10000</text:p>
          </table:table-cell>
          <table:table-cell table:formula="of:=[.B25]*[.C25]/([.B25]+[.C25])" office:value-type="float" office:value="5121.9512195122" calcext:value-type="float">
            <text:p>5122.0</text:p>
          </table:table-cell>
        </table:table-row>
        <table:table-row table:style-name="ro1">
          <table:table-cell/>
          <table:table-cell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[.B26]*[.C26]/([.B26]+[.C26])" office:value-type="float" office:value="5238.09523809524" calcext:value-type="float">
            <text:p>5238.1</text:p>
          </table:table-cell>
        </table:table-row>
        <table:table-row table:style-name="ro1">
          <table:table-cell/>
          <table:table-cell office:value-type="float" office:value="11500" calcext:value-type="float">
            <text:p>11500</text:p>
          </table:table-cell>
          <table:table-cell office:value-type="float" office:value="10000" calcext:value-type="float">
            <text:p>10000</text:p>
          </table:table-cell>
          <table:table-cell table:formula="of:=[.B27]*[.C27]/([.B27]+[.C27])" office:value-type="float" office:value="5348.83720930233" calcext:value-type="float">
            <text:p>5348.8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[.B28]*[.C28]/([.B28]+[.C28])" office:value-type="float" office:value="5454.54545454546" calcext:value-type="float">
            <text:p>5454.5</text:p>
          </table:table-cell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float" office:value="10000" calcext:value-type="float">
            <text:p>10000</text:p>
          </table:table-cell>
          <table:table-cell table:formula="of:=[.B29]*[.C29]/([.B29]+[.C29])" office:value-type="float" office:value="5555.55555555556" calcext:value-type="float">
            <text:p>5555.6</text:p>
          </table:table-cell>
        </table:table-row>
        <table:table-row table:style-name="ro1">
          <table:table-cell/>
          <table:table-cell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formula="of:=[.B30]*[.C30]/([.B30]+[.C30])" office:value-type="float" office:value="5652.17391304348" calcext:value-type="float">
            <text:p>5652.2</text:p>
          </table:table-cell>
        </table:table-row>
        <table:table-row table:style-name="ro1">
          <table:table-cell/>
          <table:table-cell office:value-type="float" office:value="13500" calcext:value-type="float">
            <text:p>13500</text:p>
          </table:table-cell>
          <table:table-cell office:value-type="float" office:value="10000" calcext:value-type="float">
            <text:p>10000</text:p>
          </table:table-cell>
          <table:table-cell table:formula="of:=[.B31]*[.C31]/([.B31]+[.C31])" office:value-type="float" office:value="5744.68085106383" calcext:value-type="float">
            <text:p>5744.7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formula="of:=[.B32]*[.C32]/([.B32]+[.C32])" office:value-type="float" office:value="5833.33333333333" calcext:value-type="float">
            <text:p>5833.3</text:p>
          </table:table-cell>
        </table:table-row>
        <table:table-row table:style-name="ro1">
          <table:table-cell/>
          <table:table-cell office:value-type="float" office:value="14500" calcext:value-type="float">
            <text:p>14500</text:p>
          </table:table-cell>
          <table:table-cell office:value-type="float" office:value="10000" calcext:value-type="float">
            <text:p>10000</text:p>
          </table:table-cell>
          <table:table-cell table:formula="of:=[.B33]*[.C33]/([.B33]+[.C33])" office:value-type="float" office:value="5918.36734693878" calcext:value-type="float">
            <text:p>5918.4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table:formula="of:=[.B34]*[.C34]/([.B34]+[.C34])" office:value-type="float" office:value="6000" calcext:value-type="float">
            <text:p>6000.0</text:p>
          </table:table-cell>
        </table:table-row>
        <table:table-row table:style-name="ro1">
          <table:table-cell/>
          <table:table-cell office:value-type="float" office:value="15500" calcext:value-type="float">
            <text:p>15500</text:p>
          </table:table-cell>
          <table:table-cell office:value-type="float" office:value="10000" calcext:value-type="float">
            <text:p>10000</text:p>
          </table:table-cell>
          <table:table-cell table:formula="of:=[.B35]*[.C35]/([.B35]+[.C35])" office:value-type="float" office:value="6078.43137254902" calcext:value-type="float">
            <text:p>6078.4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table:formula="of:=[.B36]*[.C36]/([.B36]+[.C36])" office:value-type="float" office:value="6153.84615384615" calcext:value-type="float">
            <text:p>6153.8</text:p>
          </table:table-cell>
        </table:table-row>
        <table:table-row table:style-name="ro1">
          <table:table-cell/>
          <table:table-cell office:value-type="float" office:value="16500" calcext:value-type="float">
            <text:p>16500</text:p>
          </table:table-cell>
          <table:table-cell office:value-type="float" office:value="10000" calcext:value-type="float">
            <text:p>10000</text:p>
          </table:table-cell>
          <table:table-cell table:formula="of:=[.B37]*[.C37]/([.B37]+[.C37])" office:value-type="float" office:value="6226.41509433962" calcext:value-type="float">
            <text:p>6226.4</text:p>
          </table:table-cell>
        </table:table-row>
        <table:table-row table:style-name="ro1">
          <table:table-cell/>
          <table:table-cell office:value-type="float" office:value="17000" calcext:value-type="float">
            <text:p>17000</text:p>
          </table:table-cell>
          <table:table-cell office:value-type="float" office:value="10000" calcext:value-type="float">
            <text:p>10000</text:p>
          </table:table-cell>
          <table:table-cell table:formula="of:=[.B38]*[.C38]/([.B38]+[.C38])" office:value-type="float" office:value="6296.2962962963" calcext:value-type="float">
            <text:p>6296.3</text:p>
          </table:table-cell>
        </table:table-row>
        <table:table-row table:style-name="ro1">
          <table:table-cell/>
          <table:table-cell office:value-type="float" office:value="17500" calcext:value-type="float">
            <text:p>17500</text:p>
          </table:table-cell>
          <table:table-cell office:value-type="float" office:value="10000" calcext:value-type="float">
            <text:p>10000</text:p>
          </table:table-cell>
          <table:table-cell table:formula="of:=[.B39]*[.C39]/([.B39]+[.C39])" office:value-type="float" office:value="6363.63636363636" calcext:value-type="float">
            <text:p>6363.6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10000" calcext:value-type="float">
            <text:p>10000</text:p>
          </table:table-cell>
          <table:table-cell table:formula="of:=[.B40]*[.C40]/([.B40]+[.C40])" office:value-type="float" office:value="6428.57142857143" calcext:value-type="float">
            <text:p>6428.6</text:p>
          </table:table-cell>
        </table:table-row>
        <table:table-row table:style-name="ro1">
          <table:table-cell/>
          <table:table-cell office:value-type="float" office:value="18500" calcext:value-type="float">
            <text:p>18500</text:p>
          </table:table-cell>
          <table:table-cell office:value-type="float" office:value="10000" calcext:value-type="float">
            <text:p>10000</text:p>
          </table:table-cell>
          <table:table-cell table:formula="of:=[.B41]*[.C41]/([.B41]+[.C41])" office:value-type="float" office:value="6491.22807017544" calcext:value-type="float">
            <text:p>6491.2</text:p>
          </table:table-cell>
        </table:table-row>
        <table:table-row table:style-name="ro1">
          <table:table-cell/>
          <table:table-cell office:value-type="float" office:value="19000" calcext:value-type="float">
            <text:p>19000</text:p>
          </table:table-cell>
          <table:table-cell office:value-type="float" office:value="10000" calcext:value-type="float">
            <text:p>10000</text:p>
          </table:table-cell>
          <table:table-cell table:formula="of:=[.B42]*[.C42]/([.B42]+[.C42])" office:value-type="float" office:value="6551.72413793104" calcext:value-type="float">
            <text:p>6551.7</text:p>
          </table:table-cell>
        </table:table-row>
        <table:table-row table:style-name="ro1">
          <table:table-cell/>
          <table:table-cell office:value-type="float" office:value="19500" calcext:value-type="float">
            <text:p>19500</text:p>
          </table:table-cell>
          <table:table-cell office:value-type="float" office:value="10000" calcext:value-type="float">
            <text:p>10000</text:p>
          </table:table-cell>
          <table:table-cell table:formula="of:=[.B43]*[.C43]/([.B43]+[.C43])" office:value-type="float" office:value="6610.16949152542" calcext:value-type="float">
            <text:p>6610.2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formula="of:=[.B44]*[.C44]/([.B44]+[.C44])" office:value-type="float" office:value="6666.66666666667" calcext:value-type="float">
            <text:p>6666.7</text:p>
          </table:table-cell>
        </table:table-row>
        <table:table-row table:style-name="ro1">
          <table:table-cell/>
          <table:table-cell office:value-type="float" office:value="20500" calcext:value-type="float">
            <text:p>20500</text:p>
          </table:table-cell>
          <table:table-cell office:value-type="float" office:value="10000" calcext:value-type="float">
            <text:p>10000</text:p>
          </table:table-cell>
          <table:table-cell table:formula="of:=[.B45]*[.C45]/([.B45]+[.C45])" office:value-type="float" office:value="6721.31147540984" calcext:value-type="float">
            <text:p>6721.3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office:value-type="float" office:value="10000" calcext:value-type="float">
            <text:p>10000</text:p>
          </table:table-cell>
          <table:table-cell table:formula="of:=[.B46]*[.C46]/([.B46]+[.C46])" office:value-type="float" office:value="6774.1935483871" calcext:value-type="float">
            <text:p>6774.2</text:p>
          </table:table-cell>
        </table:table-row>
        <table:table-row table:style-name="ro1">
          <table:table-cell/>
          <table:table-cell office:value-type="float" office:value="21500" calcext:value-type="float">
            <text:p>21500</text:p>
          </table:table-cell>
          <table:table-cell office:value-type="float" office:value="10000" calcext:value-type="float">
            <text:p>10000</text:p>
          </table:table-cell>
          <table:table-cell table:formula="of:=[.B47]*[.C47]/([.B47]+[.C47])" office:value-type="float" office:value="6825.39682539683" calcext:value-type="float">
            <text:p>6825.4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10000" calcext:value-type="float">
            <text:p>10000</text:p>
          </table:table-cell>
          <table:table-cell table:formula="of:=[.B48]*[.C48]/([.B48]+[.C48])" office:value-type="float" office:value="6875" calcext:value-type="float">
            <text:p>6875.0</text:p>
          </table:table-cell>
        </table:table-row>
        <table:table-row table:style-name="ro1">
          <table:table-cell/>
          <table:table-cell office:value-type="float" office:value="22500" calcext:value-type="float">
            <text:p>22500</text:p>
          </table:table-cell>
          <table:table-cell office:value-type="float" office:value="10000" calcext:value-type="float">
            <text:p>10000</text:p>
          </table:table-cell>
          <table:table-cell table:formula="of:=[.B49]*[.C49]/([.B49]+[.C49])" office:value-type="float" office:value="6923.07692307692" calcext:value-type="float">
            <text:p>6923.1</text:p>
          </table:table-cell>
        </table:table-row>
        <table:table-row table:style-name="ro1">
          <table:table-cell/>
          <table:table-cell office:value-type="float" office:value="23000" calcext:value-type="float">
            <text:p>23000</text:p>
          </table:table-cell>
          <table:table-cell office:value-type="float" office:value="10000" calcext:value-type="float">
            <text:p>10000</text:p>
          </table:table-cell>
          <table:table-cell table:formula="of:=[.B50]*[.C50]/([.B50]+[.C50])" office:value-type="float" office:value="6969.69696969697" calcext:value-type="float">
            <text:p>6969.7</text:p>
          </table:table-cell>
        </table:table-row>
        <table:table-row table:style-name="ro1">
          <table:table-cell/>
          <table:table-cell office:value-type="float" office:value="23500" calcext:value-type="float">
            <text:p>23500</text:p>
          </table:table-cell>
          <table:table-cell office:value-type="float" office:value="10000" calcext:value-type="float">
            <text:p>10000</text:p>
          </table:table-cell>
          <table:table-cell table:formula="of:=[.B51]*[.C51]/([.B51]+[.C51])" office:value-type="float" office:value="7014.92537313433" calcext:value-type="float">
            <text:p>7014.9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office:value-type="float" office:value="10000" calcext:value-type="float">
            <text:p>10000</text:p>
          </table:table-cell>
          <table:table-cell table:formula="of:=[.B52]*[.C52]/([.B52]+[.C52])" office:value-type="float" office:value="7058.82352941176" calcext:value-type="float">
            <text:p>7058.8</text:p>
          </table:table-cell>
        </table:table-row>
        <table:table-row table:style-name="ro1">
          <table:table-cell/>
          <table:table-cell office:value-type="float" office:value="24500" calcext:value-type="float">
            <text:p>24500</text:p>
          </table:table-cell>
          <table:table-cell office:value-type="float" office:value="10000" calcext:value-type="float">
            <text:p>10000</text:p>
          </table:table-cell>
          <table:table-cell table:formula="of:=[.B53]*[.C53]/([.B53]+[.C53])" office:value-type="float" office:value="7101.44927536232" calcext:value-type="float">
            <text:p>7101.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table:formula="of:=[.B54]*[.C54]/([.B54]+[.C54])" office:value-type="float" office:value="7142.85714285714" calcext:value-type="float">
            <text:p>7142.9</text:p>
          </table:table-cell>
        </table:table-row>
        <table:table-row table:style-name="ro1">
          <table:table-cell/>
          <table:table-cell office:value-type="float" office:value="25500" calcext:value-type="float">
            <text:p>25500</text:p>
          </table:table-cell>
          <table:table-cell office:value-type="float" office:value="10000" calcext:value-type="float">
            <text:p>10000</text:p>
          </table:table-cell>
          <table:table-cell table:formula="of:=[.B55]*[.C55]/([.B55]+[.C55])" office:value-type="float" office:value="7183.0985915493" calcext:value-type="float">
            <text:p>7183.1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10000" calcext:value-type="float">
            <text:p>10000</text:p>
          </table:table-cell>
          <table:table-cell table:formula="of:=[.B56]*[.C56]/([.B56]+[.C56])" office:value-type="float" office:value="7222.22222222222" calcext:value-type="float">
            <text:p>7222.2</text:p>
          </table:table-cell>
        </table:table-row>
        <table:table-row table:style-name="ro1">
          <table:table-cell/>
          <table:table-cell office:value-type="float" office:value="26500" calcext:value-type="float">
            <text:p>26500</text:p>
          </table:table-cell>
          <table:table-cell office:value-type="float" office:value="10000" calcext:value-type="float">
            <text:p>10000</text:p>
          </table:table-cell>
          <table:table-cell table:formula="of:=[.B57]*[.C57]/([.B57]+[.C57])" office:value-type="float" office:value="7260.27397260274" calcext:value-type="float">
            <text:p>7260.3</text:p>
          </table:table-cell>
        </table:table-row>
        <table:table-row table:style-name="ro1">
          <table:table-cell/>
          <table:table-cell office:value-type="float" office:value="26501" calcext:value-type="float">
            <text:p>26501</text:p>
          </table:table-cell>
          <table:table-cell office:value-type="float" office:value="10000" calcext:value-type="float">
            <text:p>10000</text:p>
          </table:table-cell>
          <table:table-cell table:formula="of:=[.B58]*[.C58]/([.B58]+[.C58])" office:value-type="float" office:value="7260.34903153338" calcext:value-type="float">
            <text:p>7260.3</text:p>
          </table:table-cell>
        </table:table-row>
        <table:table-row table:style-name="ro1">
          <table:table-cell/>
          <table:table-cell office:value-type="float" office:value="26502" calcext:value-type="float">
            <text:p>26502</text:p>
          </table:table-cell>
          <table:table-cell office:value-type="float" office:value="10000" calcext:value-type="float">
            <text:p>10000</text:p>
          </table:table-cell>
          <table:table-cell table:formula="of:=[.B59]*[.C59]/([.B59]+[.C59])" office:value-type="float" office:value="7260.42408635143" calcext:value-type="float">
            <text:p>7260.4</text:p>
          </table:table-cell>
        </table:table-row>
        <table:table-row table:style-name="ro1">
          <table:table-cell/>
          <table:table-cell office:value-type="float" office:value="26503" calcext:value-type="float">
            <text:p>26503</text:p>
          </table:table-cell>
          <table:table-cell office:value-type="float" office:value="10000" calcext:value-type="float">
            <text:p>10000</text:p>
          </table:table-cell>
          <table:table-cell table:formula="of:=[.B60]*[.C60]/([.B60]+[.C60])" office:value-type="float" office:value="7260.49913705723" calcext:value-type="float">
            <text:p>7260.5</text:p>
          </table:table-cell>
        </table:table-row>
        <table:table-row table:style-name="ro1">
          <table:table-cell/>
          <table:table-cell office:value-type="float" office:value="26504" calcext:value-type="float">
            <text:p>26504</text:p>
          </table:table-cell>
          <table:table-cell office:value-type="float" office:value="10000" calcext:value-type="float">
            <text:p>10000</text:p>
          </table:table-cell>
          <table:table-cell table:formula="of:=[.B61]*[.C61]/([.B61]+[.C61])" office:value-type="float" office:value="7260.57418365111" calcext:value-type="float">
            <text:p>7260.6</text:p>
          </table:table-cell>
        </table:table-row>
        <table:table-row table:style-name="ro1">
          <table:table-cell/>
          <table:table-cell office:value-type="float" office:value="26505" calcext:value-type="float">
            <text:p>26505</text:p>
          </table:table-cell>
          <table:table-cell office:value-type="float" office:value="10000" calcext:value-type="float">
            <text:p>10000</text:p>
          </table:table-cell>
          <table:table-cell table:formula="of:=[.B62]*[.C62]/([.B62]+[.C62])" office:value-type="float" office:value="7260.64922613341" calcext:value-type="float">
            <text:p>7260.6</text:p>
          </table:table-cell>
        </table:table-row>
        <table:table-row table:style-name="ro1">
          <table:table-cell/>
          <table:table-cell office:value-type="float" office:value="26506" calcext:value-type="float">
            <text:p>26506</text:p>
          </table:table-cell>
          <table:table-cell office:value-type="float" office:value="10000" calcext:value-type="float">
            <text:p>10000</text:p>
          </table:table-cell>
          <table:table-cell table:formula="of:=[.B63]*[.C63]/([.B63]+[.C63])" office:value-type="float" office:value="7260.72426450447" calcext:value-type="float">
            <text:p>7260.7</text:p>
          </table:table-cell>
        </table:table-row>
        <table:table-row table:style-name="ro1">
          <table:table-cell/>
          <table:table-cell office:value-type="float" office:value="26507" calcext:value-type="float">
            <text:p>26507</text:p>
          </table:table-cell>
          <table:table-cell office:value-type="float" office:value="10000" calcext:value-type="float">
            <text:p>10000</text:p>
          </table:table-cell>
          <table:table-cell table:formula="of:=[.B64]*[.C64]/([.B64]+[.C64])" office:value-type="float" office:value="7260.79929876462" calcext:value-type="float">
            <text:p>7260.8</text:p>
          </table:table-cell>
        </table:table-row>
        <table:table-row table:style-name="ro1">
          <table:table-cell/>
          <table:table-cell office:value-type="float" office:value="26508" calcext:value-type="float">
            <text:p>26508</text:p>
          </table:table-cell>
          <table:table-cell office:value-type="float" office:value="10000" calcext:value-type="float">
            <text:p>10000</text:p>
          </table:table-cell>
          <table:table-cell table:formula="of:=[.B65]*[.C65]/([.B65]+[.C65])" office:value-type="float" office:value="7260.87432891421" calcext:value-type="float">
            <text:p>7260.9</text:p>
          </table:table-cell>
        </table:table-row>
        <table:table-row table:style-name="ro1">
          <table:table-cell/>
          <table:table-cell office:value-type="float" office:value="26509" calcext:value-type="float">
            <text:p>26509</text:p>
          </table:table-cell>
          <table:table-cell office:value-type="float" office:value="10000" calcext:value-type="float">
            <text:p>10000</text:p>
          </table:table-cell>
          <table:table-cell table:formula="of:=[.B66]*[.C66]/([.B66]+[.C66])" office:value-type="float" office:value="7260.94935495357" calcext:value-type="float">
            <text:p>7260.9</text:p>
          </table:table-cell>
        </table:table-row>
        <table:table-row table:style-name="ro1">
          <table:table-cell/>
          <table:table-cell office:value-type="float" office:value="26510" calcext:value-type="float">
            <text:p>26510</text:p>
          </table:table-cell>
          <table:table-cell office:value-type="float" office:value="10000" calcext:value-type="float">
            <text:p>10000</text:p>
          </table:table-cell>
          <table:table-cell table:formula="of:=[.B67]*[.C67]/([.B67]+[.C67])" office:value-type="float" office:value="7261.02437688305" calcext:value-type="float">
            <text:p>7261.0</text:p>
          </table:table-cell>
        </table:table-row>
        <table:table-row table:style-name="ro1">
          <table:table-cell/>
          <table:table-cell office:value-type="float" office:value="26511" calcext:value-type="float">
            <text:p>26511</text:p>
          </table:table-cell>
          <table:table-cell office:value-type="float" office:value="10000" calcext:value-type="float">
            <text:p>10000</text:p>
          </table:table-cell>
          <table:table-cell table:formula="of:=[.B68]*[.C68]/([.B68]+[.C68])" office:value-type="float" office:value="7261.09939470297" calcext:value-type="float">
            <text:p>7261.1</text:p>
          </table:table-cell>
        </table:table-row>
        <table:table-row table:style-name="ro1">
          <table:table-cell/>
          <table:table-cell office:value-type="float" office:value="26512" calcext:value-type="float">
            <text:p>26512</text:p>
          </table:table-cell>
          <table:table-cell office:value-type="float" office:value="10000" calcext:value-type="float">
            <text:p>10000</text:p>
          </table:table-cell>
          <table:table-cell table:formula="of:=[.B69]*[.C69]/([.B69]+[.C69])" office:value-type="float" office:value="7261.17440841367" calcext:value-type="float">
            <text:p>7261.2</text:p>
          </table:table-cell>
        </table:table-row>
        <table:table-row table:style-name="ro1">
          <table:table-cell/>
          <table:table-cell office:value-type="float" office:value="26513" calcext:value-type="float">
            <text:p>26513</text:p>
          </table:table-cell>
          <table:table-cell office:value-type="float" office:value="10000" calcext:value-type="float">
            <text:p>10000</text:p>
          </table:table-cell>
          <table:table-cell table:formula="of:=[.B70]*[.C70]/([.B70]+[.C70])" office:value-type="float" office:value="7261.2494180155" calcext:value-type="float">
            <text:p>7261.2</text:p>
          </table:table-cell>
        </table:table-row>
        <table:table-row table:style-name="ro1">
          <table:table-cell/>
          <table:table-cell office:value-type="float" office:value="26514" calcext:value-type="float">
            <text:p>26514</text:p>
          </table:table-cell>
          <table:table-cell office:value-type="float" office:value="10000" calcext:value-type="float">
            <text:p>10000</text:p>
          </table:table-cell>
          <table:table-cell table:formula="of:=[.B71]*[.C71]/([.B71]+[.C71])" office:value-type="float" office:value="7261.32442350879" calcext:value-type="float">
            <text:p>7261.3</text:p>
          </table:table-cell>
        </table:table-row>
        <table:table-row table:style-name="ro1">
          <table:table-cell/>
          <table:table-cell office:value-type="float" office:value="26515" calcext:value-type="float">
            <text:p>26515</text:p>
          </table:table-cell>
          <table:table-cell office:value-type="float" office:value="10000" calcext:value-type="float">
            <text:p>10000</text:p>
          </table:table-cell>
          <table:table-cell table:formula="of:=[.B72]*[.C72]/([.B72]+[.C72])" office:value-type="float" office:value="7261.39942489388" calcext:value-type="float">
            <text:p>7261.4</text:p>
          </table:table-cell>
        </table:table-row>
        <table:table-row table:style-name="ro1">
          <table:table-cell/>
          <table:table-cell office:value-type="float" office:value="26516" calcext:value-type="float">
            <text:p>26516</text:p>
          </table:table-cell>
          <table:table-cell office:value-type="float" office:value="10000" calcext:value-type="float">
            <text:p>10000</text:p>
          </table:table-cell>
          <table:table-cell table:formula="of:=[.B73]*[.C73]/([.B73]+[.C73])" office:value-type="float" office:value="7261.4744221711" calcext:value-type="float">
            <text:p>7261.5</text:p>
          </table:table-cell>
        </table:table-row>
        <table:table-row table:style-name="ro1">
          <table:table-cell/>
          <table:table-cell office:value-type="float" office:value="26517" calcext:value-type="float">
            <text:p>26517</text:p>
          </table:table-cell>
          <table:table-cell office:value-type="float" office:value="10000" calcext:value-type="float">
            <text:p>10000</text:p>
          </table:table-cell>
          <table:table-cell table:formula="of:=[.B74]*[.C74]/([.B74]+[.C74])" office:value-type="float" office:value="7261.5494153408" calcext:value-type="float">
            <text:p>7261.5</text:p>
          </table:table-cell>
        </table:table-row>
        <table:table-row table:style-name="ro1">
          <table:table-cell/>
          <table:table-cell office:value-type="float" office:value="26518" calcext:value-type="float">
            <text:p>26518</text:p>
          </table:table-cell>
          <table:table-cell office:value-type="float" office:value="10000" calcext:value-type="float">
            <text:p>10000</text:p>
          </table:table-cell>
          <table:table-cell table:formula="of:=[.B75]*[.C75]/([.B75]+[.C75])" office:value-type="float" office:value="7261.62440440331" calcext:value-type="float">
            <text:p>7261.6</text:p>
          </table:table-cell>
        </table:table-row>
        <table:table-row table:style-name="ro1">
          <table:table-cell/>
          <table:table-cell office:value-type="float" office:value="26519" calcext:value-type="float">
            <text:p>26519</text:p>
          </table:table-cell>
          <table:table-cell office:value-type="float" office:value="10000" calcext:value-type="float">
            <text:p>10000</text:p>
          </table:table-cell>
          <table:table-cell table:formula="of:=[.B76]*[.C76]/([.B76]+[.C76])" office:value-type="float" office:value="7261.69938935896" calcext:value-type="float">
            <text:p>7261.7</text:p>
          </table:table-cell>
        </table:table-row>
        <table:table-row table:style-name="ro1">
          <table:table-cell/>
          <table:table-cell office:value-type="float" office:value="26520" calcext:value-type="float">
            <text:p>26520</text:p>
          </table:table-cell>
          <table:table-cell office:value-type="float" office:value="10000" calcext:value-type="float">
            <text:p>10000</text:p>
          </table:table-cell>
          <table:table-cell table:formula="of:=[.B77]*[.C77]/([.B77]+[.C77])" office:value-type="float" office:value="7261.77437020811" calcext:value-type="float">
            <text:p>7261.8</text:p>
          </table:table-cell>
        </table:table-row>
        <table:table-row table:style-name="ro1">
          <table:table-cell/>
          <table:table-cell office:value-type="float" office:value="26521" calcext:value-type="float">
            <text:p>26521</text:p>
          </table:table-cell>
          <table:table-cell office:value-type="float" office:value="10000" calcext:value-type="float">
            <text:p>10000</text:p>
          </table:table-cell>
          <table:table-cell table:formula="of:=[.B78]*[.C78]/([.B78]+[.C78])" office:value-type="float" office:value="7261.84934695107" calcext:value-type="float">
            <text:p>7261.8</text:p>
          </table:table-cell>
        </table:table-row>
        <table:table-row table:style-name="ro1">
          <table:table-cell/>
          <table:table-cell office:value-type="float" office:value="26522" calcext:value-type="float">
            <text:p>26522</text:p>
          </table:table-cell>
          <table:table-cell office:value-type="float" office:value="10000" calcext:value-type="float">
            <text:p>10000</text:p>
          </table:table-cell>
          <table:table-cell table:formula="of:=[.B79]*[.C79]/([.B79]+[.C79])" office:value-type="float" office:value="7261.92431958819" calcext:value-type="float">
            <text:p>7261.9</text:p>
          </table:table-cell>
        </table:table-row>
        <table:table-row table:style-name="ro1">
          <table:table-cell/>
          <table:table-cell office:value-type="float" office:value="26523" calcext:value-type="float">
            <text:p>26523</text:p>
          </table:table-cell>
          <table:table-cell office:value-type="float" office:value="10000" calcext:value-type="float">
            <text:p>10000</text:p>
          </table:table-cell>
          <table:table-cell table:formula="of:=[.B80]*[.C80]/([.B80]+[.C80])" office:value-type="float" office:value="7261.99928811982" calcext:value-type="float">
            <text:p>7262.0</text:p>
          </table:table-cell>
        </table:table-row>
        <table:table-row table:style-name="ro1">
          <table:table-cell/>
          <table:table-cell office:value-type="float" office:value="26524" calcext:value-type="float">
            <text:p>26524</text:p>
          </table:table-cell>
          <table:table-cell office:value-type="float" office:value="10000" calcext:value-type="float">
            <text:p>10000</text:p>
          </table:table-cell>
          <table:table-cell table:formula="of:=[.B81]*[.C81]/([.B81]+[.C81])" office:value-type="float" office:value="7262.07425254627" calcext:value-type="float">
            <text:p>7262.1</text:p>
          </table:table-cell>
        </table:table-row>
        <table:table-row table:style-name="ro1">
          <table:table-cell/>
          <table:table-cell office:value-type="float" office:value="26525" calcext:value-type="float">
            <text:p>26525</text:p>
          </table:table-cell>
          <table:table-cell office:value-type="float" office:value="10000" calcext:value-type="float">
            <text:p>10000</text:p>
          </table:table-cell>
          <table:table-cell table:formula="of:=[.B82]*[.C82]/([.B82]+[.C82])" office:value-type="float" office:value="7262.1492128679" calcext:value-type="float">
            <text:p>7262.1</text:p>
          </table:table-cell>
        </table:table-row>
        <table:table-row table:style-name="ro1">
          <table:table-cell/>
          <table:table-cell office:value-type="float" office:value="26526" calcext:value-type="float">
            <text:p>26526</text:p>
          </table:table-cell>
          <table:table-cell office:value-type="float" office:value="10000" calcext:value-type="float">
            <text:p>10000</text:p>
          </table:table-cell>
          <table:table-cell table:formula="of:=[.B83]*[.C83]/([.B83]+[.C83])" office:value-type="float" office:value="7262.22416908504" calcext:value-type="float">
            <text:p>7262.2</text:p>
          </table:table-cell>
        </table:table-row>
        <table:table-row table:style-name="ro1">
          <table:table-cell/>
          <table:table-cell office:value-type="float" office:value="26527" calcext:value-type="float">
            <text:p>26527</text:p>
          </table:table-cell>
          <table:table-cell office:value-type="float" office:value="10000" calcext:value-type="float">
            <text:p>10000</text:p>
          </table:table-cell>
          <table:table-cell table:formula="of:=[.B84]*[.C84]/([.B84]+[.C84])" office:value-type="float" office:value="7262.29912119802" calcext:value-type="float">
            <text:p>7262.3</text:p>
          </table:table-cell>
        </table:table-row>
        <table:table-row table:style-name="ro1">
          <table:table-cell/>
          <table:table-cell office:value-type="float" office:value="26528" calcext:value-type="float">
            <text:p>26528</text:p>
          </table:table-cell>
          <table:table-cell office:value-type="float" office:value="10000" calcext:value-type="float">
            <text:p>10000</text:p>
          </table:table-cell>
          <table:table-cell table:formula="of:=[.B85]*[.C85]/([.B85]+[.C85])" office:value-type="float" office:value="7262.37406920718" calcext:value-type="float">
            <text:p>7262.4</text:p>
          </table:table-cell>
        </table:table-row>
        <table:table-row table:style-name="ro1">
          <table:table-cell/>
          <table:table-cell office:value-type="float" office:value="26529" calcext:value-type="float">
            <text:p>26529</text:p>
          </table:table-cell>
          <table:table-cell office:value-type="float" office:value="10000" calcext:value-type="float">
            <text:p>10000</text:p>
          </table:table-cell>
          <table:table-cell table:formula="of:=[.B86]*[.C86]/([.B86]+[.C86])" office:value-type="float" office:value="7262.44901311287" calcext:value-type="float">
            <text:p>7262.4</text:p>
          </table:table-cell>
        </table:table-row>
        <table:table-row table:style-name="ro1">
          <table:table-cell/>
          <table:table-cell office:value-type="float" office:value="26530" calcext:value-type="float">
            <text:p>26530</text:p>
          </table:table-cell>
          <table:table-cell office:value-type="float" office:value="10000" calcext:value-type="float">
            <text:p>10000</text:p>
          </table:table-cell>
          <table:table-cell table:formula="of:=[.B87]*[.C87]/([.B87]+[.C87])" office:value-type="float" office:value="7262.52395291541" calcext:value-type="float">
            <text:p>7262.5</text:p>
          </table:table-cell>
        </table:table-row>
        <table:table-row table:style-name="ro1">
          <table:table-cell/>
          <table:table-cell office:value-type="float" office:value="26531" calcext:value-type="float">
            <text:p>26531</text:p>
          </table:table-cell>
          <table:table-cell office:value-type="float" office:value="10000" calcext:value-type="float">
            <text:p>10000</text:p>
          </table:table-cell>
          <table:table-cell table:formula="of:=[.B88]*[.C88]/([.B88]+[.C88])" office:value-type="float" office:value="7262.59888861515" calcext:value-type="float">
            <text:p>7262.6</text:p>
          </table:table-cell>
        </table:table-row>
        <table:table-row table:style-name="ro1">
          <table:table-cell/>
          <table:table-cell office:value-type="float" office:value="26532" calcext:value-type="float">
            <text:p>26532</text:p>
          </table:table-cell>
          <table:table-cell office:value-type="float" office:value="10000" calcext:value-type="float">
            <text:p>10000</text:p>
          </table:table-cell>
          <table:table-cell table:formula="of:=[.B89]*[.C89]/([.B89]+[.C89])" office:value-type="float" office:value="7262.67382021242" calcext:value-type="float">
            <text:p>7262.7</text:p>
          </table:table-cell>
        </table:table-row>
        <table:table-row table:style-name="ro1">
          <table:table-cell/>
          <table:table-cell office:value-type="float" office:value="26533" calcext:value-type="float">
            <text:p>26533</text:p>
          </table:table-cell>
          <table:table-cell office:value-type="float" office:value="10000" calcext:value-type="float">
            <text:p>10000</text:p>
          </table:table-cell>
          <table:table-cell table:formula="of:=[.B90]*[.C90]/([.B90]+[.C90])" office:value-type="float" office:value="7262.74874770755" calcext:value-type="float">
            <text:p>7262.7</text:p>
          </table:table-cell>
        </table:table-row>
        <table:table-row table:style-name="ro1" table:number-rows-repeated="104848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22:06:24.255452883</meta:creation-date>
    <dc:date>2020-05-19T22:14:42.918593230</dc:date>
    <meta:editing-duration>PT8M20S</meta:editing-duration>
    <meta:editing-cycles>1</meta:editing-cycles>
    <meta:document-statistic meta:table-count="1" meta:cell-count="26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954cm" svg:y="4.201cm" style:legend-expansion="high" chart:style-name="ch2"/>
        <chart:plot-area chart:style-name="ch3" table:cell-range-address="Sheet1.B3:Sheet1.B90 Sheet1.D3:Sheet1.D90" chart:data-source-has-labels="row" svg:x="0.056cm" svg:y="0.179cm" svg:width="14.604cm" svg:height="8.639cm">
          <chartooo:coordinate-region svg:x="1.339cm" svg:y="0.378cm" svg:width="12.85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90" chart:label-cell-address="Sheet1.D3:Sheet1.D3" chart:class="chart:scatter">
            <chart:domain table:cell-range-address="Sheet1.B4:Sheet1.B90"/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g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90</svg:desc>
                </draw:g>
              </table:table-cell>
              <table:table-cell office:value-type="float" office:value="0">
                <text:p>0</text:p>
                <draw:g>
                  <svg:desc>Sheet1.D4:Sheet1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76.190476190476">
                <text:p>476.190476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9.090909090909">
                <text:p>909.0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1304.34782608696">
                <text:p>1304.34782608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2307.69230769231">
                <text:p>2307.69230769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2592.59259259259">
                <text:p>2592.59259259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2857.14285714286">
                <text:p>2857.1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3103.44827586207">
                <text:p>3103.44827586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3333.33333333333">
                <text:p>3333.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3548.38709677419">
                <text:p>3548.38709677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3939.39393939394">
                <text:p>3939.39393939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4117.64705882353">
                <text:p>4117.64705882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4285.71428571429">
                <text:p>4285.71428571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4444.44444444444">
                <text:p>4444.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">
                <text:p>8500</text:p>
              </table:table-cell>
              <table:table-cell office:value-type="float" office:value="4594.5945945946">
                <text:p>4594.5945945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4736.84210526316">
                <text:p>4736.84210526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">
                <text:p>9500</text:p>
              </table:table-cell>
              <table:table-cell office:value-type="float" office:value="4871.79487179487">
                <text:p>4871.79487179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">
                <text:p>10500</text:p>
              </table:table-cell>
              <table:table-cell office:value-type="float" office:value="5121.9512195122">
                <text:p>5121.951219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">
                <text:p>11000</text:p>
              </table:table-cell>
              <table:table-cell office:value-type="float" office:value="5238.09523809524">
                <text:p>5238.09523809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">
                <text:p>11500</text:p>
              </table:table-cell>
              <table:table-cell office:value-type="float" office:value="5348.83720930233">
                <text:p>5348.83720930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">
                <text:p>12000</text:p>
              </table:table-cell>
              <table:table-cell office:value-type="float" office:value="5454.54545454546">
                <text:p>5454.54545454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">
                <text:p>12500</text:p>
              </table:table-cell>
              <table:table-cell office:value-type="float" office:value="5555.55555555556">
                <text:p>5555.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  <table:table-cell office:value-type="float" office:value="5652.17391304348">
                <text:p>5652.17391304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">
                <text:p>13500</text:p>
              </table:table-cell>
              <table:table-cell office:value-type="float" office:value="5744.68085106383">
                <text:p>5744.68085106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">
                <text:p>14000</text:p>
              </table:table-cell>
              <table:table-cell office:value-type="float" office:value="5833.33333333333">
                <text:p>5833.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">
                <text:p>14500</text:p>
              </table:table-cell>
              <table:table-cell office:value-type="float" office:value="5918.36734693878">
                <text:p>5918.36734693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">
                <text:p>15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">
                <text:p>15500</text:p>
              </table:table-cell>
              <table:table-cell office:value-type="float" office:value="6078.43137254902">
                <text:p>6078.43137254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6153.84615384615">
                <text:p>6153.84615384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">
                <text:p>16500</text:p>
              </table:table-cell>
              <table:table-cell office:value-type="float" office:value="6226.41509433962">
                <text:p>6226.41509433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">
                <text:p>17000</text:p>
              </table:table-cell>
              <table:table-cell office:value-type="float" office:value="6296.2962962963">
                <text:p>6296.2962962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">
                <text:p>17500</text:p>
              </table:table-cell>
              <table:table-cell office:value-type="float" office:value="6363.63636363636">
                <text:p>6363.636363636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">
                <text:p>18000</text:p>
              </table:table-cell>
              <table:table-cell office:value-type="float" office:value="6428.57142857143">
                <text:p>6428.57142857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">
                <text:p>18500</text:p>
              </table:table-cell>
              <table:table-cell office:value-type="float" office:value="6491.22807017544">
                <text:p>6491.22807017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6551.72413793104">
                <text:p>6551.72413793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">
                <text:p>19500</text:p>
              </table:table-cell>
              <table:table-cell office:value-type="float" office:value="6610.16949152542">
                <text:p>6610.16949152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">
                <text:p>20000</text:p>
              </table:table-cell>
              <table:table-cell office:value-type="float" office:value="6666.66666666667">
                <text:p>6666.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">
                <text:p>20500</text:p>
              </table:table-cell>
              <table:table-cell office:value-type="float" office:value="6721.31147540984">
                <text:p>6721.31147540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">
                <text:p>21000</text:p>
              </table:table-cell>
              <table:table-cell office:value-type="float" office:value="6774.1935483871">
                <text:p>6774.19354838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">
                <text:p>21500</text:p>
              </table:table-cell>
              <table:table-cell office:value-type="float" office:value="6825.39682539683">
                <text:p>6825.396825396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">
                <text:p>22000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">
                <text:p>22500</text:p>
              </table:table-cell>
              <table:table-cell office:value-type="float" office:value="6923.07692307692">
                <text:p>6923.07692307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">
                <text:p>23000</text:p>
              </table:table-cell>
              <table:table-cell office:value-type="float" office:value="6969.69696969697">
                <text:p>6969.69696969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">
                <text:p>23500</text:p>
              </table:table-cell>
              <table:table-cell office:value-type="float" office:value="7014.92537313433">
                <text:p>7014.92537313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">
                <text:p>24000</text:p>
              </table:table-cell>
              <table:table-cell office:value-type="float" office:value="7058.82352941176">
                <text:p>7058.8235294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">
                <text:p>24500</text:p>
              </table:table-cell>
              <table:table-cell office:value-type="float" office:value="7101.44927536232">
                <text:p>7101.44927536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">
                <text:p>25000</text:p>
              </table:table-cell>
              <table:table-cell office:value-type="float" office:value="7142.85714285714">
                <text:p>7142.857142857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">
                <text:p>25500</text:p>
              </table:table-cell>
              <table:table-cell office:value-type="float" office:value="7183.0985915493">
                <text:p>7183.09859154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">
                <text:p>26000</text:p>
              </table:table-cell>
              <table:table-cell office:value-type="float" office:value="7222.22222222222">
                <text:p>7222.22222222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">
                <text:p>26500</text:p>
              </table:table-cell>
              <table:table-cell office:value-type="float" office:value="7260.27397260274">
                <text:p>7260.27397260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501">
                <text:p>26501</text:p>
              </table:table-cell>
              <table:table-cell office:value-type="float" office:value="7260.34903153338">
                <text:p>7260.34903153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502">
                <text:p>26502</text:p>
              </table:table-cell>
              <table:table-cell office:value-type="float" office:value="7260.42408635143">
                <text:p>7260.42408635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503">
                <text:p>26503</text:p>
              </table:table-cell>
              <table:table-cell office:value-type="float" office:value="7260.49913705723">
                <text:p>7260.49913705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504">
                <text:p>26504</text:p>
              </table:table-cell>
              <table:table-cell office:value-type="float" office:value="7260.57418365111">
                <text:p>7260.57418365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505">
                <text:p>26505</text:p>
              </table:table-cell>
              <table:table-cell office:value-type="float" office:value="7260.64922613341">
                <text:p>7260.64922613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506">
                <text:p>26506</text:p>
              </table:table-cell>
              <table:table-cell office:value-type="float" office:value="7260.72426450447">
                <text:p>7260.72426450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507">
                <text:p>26507</text:p>
              </table:table-cell>
              <table:table-cell office:value-type="float" office:value="7260.79929876462">
                <text:p>7260.79929876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508">
                <text:p>26508</text:p>
              </table:table-cell>
              <table:table-cell office:value-type="float" office:value="7260.87432891421">
                <text:p>7260.87432891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509">
                <text:p>26509</text:p>
              </table:table-cell>
              <table:table-cell office:value-type="float" office:value="7260.94935495357">
                <text:p>7260.94935495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510">
                <text:p>26510</text:p>
              </table:table-cell>
              <table:table-cell office:value-type="float" office:value="7261.02437688305">
                <text:p>7261.02437688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511">
                <text:p>26511</text:p>
              </table:table-cell>
              <table:table-cell office:value-type="float" office:value="7261.09939470297">
                <text:p>7261.09939470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512">
                <text:p>26512</text:p>
              </table:table-cell>
              <table:table-cell office:value-type="float" office:value="7261.17440841367">
                <text:p>7261.174408413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513">
                <text:p>26513</text:p>
              </table:table-cell>
              <table:table-cell office:value-type="float" office:value="7261.2494180155">
                <text:p>7261.2494180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514">
                <text:p>26514</text:p>
              </table:table-cell>
              <table:table-cell office:value-type="float" office:value="7261.32442350879">
                <text:p>7261.324423508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515">
                <text:p>26515</text:p>
              </table:table-cell>
              <table:table-cell office:value-type="float" office:value="7261.39942489388">
                <text:p>7261.399424893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16">
                <text:p>26516</text:p>
              </table:table-cell>
              <table:table-cell office:value-type="float" office:value="7261.4744221711">
                <text:p>7261.4744221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517">
                <text:p>26517</text:p>
              </table:table-cell>
              <table:table-cell office:value-type="float" office:value="7261.5494153408">
                <text:p>7261.5494153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18">
                <text:p>26518</text:p>
              </table:table-cell>
              <table:table-cell office:value-type="float" office:value="7261.62440440331">
                <text:p>7261.624404403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519">
                <text:p>26519</text:p>
              </table:table-cell>
              <table:table-cell office:value-type="float" office:value="7261.69938935896">
                <text:p>7261.699389358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520">
                <text:p>26520</text:p>
              </table:table-cell>
              <table:table-cell office:value-type="float" office:value="7261.77437020811">
                <text:p>7261.7743702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521">
                <text:p>26521</text:p>
              </table:table-cell>
              <table:table-cell office:value-type="float" office:value="7261.84934695107">
                <text:p>7261.84934695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522">
                <text:p>26522</text:p>
              </table:table-cell>
              <table:table-cell office:value-type="float" office:value="7261.92431958819">
                <text:p>7261.92431958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523">
                <text:p>26523</text:p>
              </table:table-cell>
              <table:table-cell office:value-type="float" office:value="7261.99928811982">
                <text:p>7261.99928811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524">
                <text:p>26524</text:p>
              </table:table-cell>
              <table:table-cell office:value-type="float" office:value="7262.07425254627">
                <text:p>7262.07425254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525">
                <text:p>26525</text:p>
              </table:table-cell>
              <table:table-cell office:value-type="float" office:value="7262.1492128679">
                <text:p>7262.14921286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526">
                <text:p>26526</text:p>
              </table:table-cell>
              <table:table-cell office:value-type="float" office:value="7262.22416908504">
                <text:p>7262.224169085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527">
                <text:p>26527</text:p>
              </table:table-cell>
              <table:table-cell office:value-type="float" office:value="7262.29912119802">
                <text:p>7262.29912119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528">
                <text:p>26528</text:p>
              </table:table-cell>
              <table:table-cell office:value-type="float" office:value="7262.37406920718">
                <text:p>7262.37406920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529">
                <text:p>26529</text:p>
              </table:table-cell>
              <table:table-cell office:value-type="float" office:value="7262.44901311287">
                <text:p>7262.449013112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30">
                <text:p>26530</text:p>
              </table:table-cell>
              <table:table-cell office:value-type="float" office:value="7262.52395291541">
                <text:p>7262.523952915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31">
                <text:p>26531</text:p>
              </table:table-cell>
              <table:table-cell office:value-type="float" office:value="7262.59888861515">
                <text:p>7262.598888615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32">
                <text:p>26532</text:p>
              </table:table-cell>
              <table:table-cell office:value-type="float" office:value="7262.67382021242">
                <text:p>7262.67382021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533">
                <text:p>26533</text:p>
              </table:table-cell>
              <table:table-cell office:value-type="float" office:value="7262.74874770755">
                <text:p>7262.74874770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